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4pt" officeooo:rsid="000908c5" officeooo:paragraph-rsid="000908c5" style:font-size-asian="14pt" style:font-size-complex="14pt"/>
    </style:style>
    <style:style style:name="P2" style:family="paragraph" style:parent-style-name="Preformatted_20_Text">
      <style:text-properties style:font-name="Times New Roman" fo:font-size="14pt" officeooo:rsid="000908c5" officeooo:paragraph-rsid="000a019b" style:font-size-asian="14pt" style:font-size-complex="14pt"/>
    </style:style>
    <style:style style:name="P3" style:family="paragraph" style:parent-style-name="Preformatted_20_Text">
      <style:text-properties style:font-name="Times New Roman" fo:font-size="14pt" officeooo:rsid="000908c5" officeooo:paragraph-rsid="000dee3f" style:font-size-asian="14pt" style:font-size-complex="14pt"/>
    </style:style>
    <style:style style:name="P4" style:family="paragraph" style:parent-style-name="Preformatted_20_Text">
      <style:text-properties style:font-name="Times New Roman" fo:font-size="14pt" officeooo:rsid="000908c5" officeooo:paragraph-rsid="000f22c2" style:font-size-asian="14pt" style:font-size-complex="14pt"/>
    </style:style>
    <style:style style:name="P5" style:family="paragraph" style:parent-style-name="Preformatted_20_Text">
      <style:text-properties style:font-name="Times New Roman" fo:font-size="14pt" officeooo:rsid="0016eb8d" officeooo:paragraph-rsid="0016eb8d" style:font-size-asian="14pt" style:font-size-complex="14pt"/>
    </style:style>
    <style:style style:name="P6" style:family="paragraph" style:parent-style-name="Preformatted_20_Text">
      <style:text-properties style:font-name="Times New Roman" fo:font-size="14pt" style:text-underline-style="solid" style:text-underline-width="auto" style:text-underline-color="font-color" fo:font-weight="bold" officeooo:rsid="000908c5" officeooo:paragraph-rsid="000f22c2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style:font-name="Times New Roman" fo:font-size="14pt" style:text-underline-style="solid" style:text-underline-width="auto" style:text-underline-color="font-color" fo:font-weight="bold" officeooo:rsid="002b1790" officeooo:paragraph-rsid="002b1790" style:font-size-asian="14pt" style:font-weight-asian="bold" style:font-size-complex="14pt" style:font-weight-complex="bold"/>
    </style:style>
    <style:style style:name="P8" style:family="paragraph" style:parent-style-name="Preformatted_20_Text" style:list-style-name="L1">
      <style:text-properties officeooo:paragraph-rsid="00554307"/>
    </style:style>
    <style:style style:name="P9" style:family="paragraph" style:parent-style-name="Preformatted_20_Text" style:list-style-name="L1">
      <style:text-properties style:font-name="Times New Roman" fo:font-size="14pt" style:text-underline-style="solid" style:text-underline-width="auto" style:text-underline-color="font-color" fo:font-weight="bold" officeooo:rsid="00173b25" officeooo:paragraph-rsid="00173b25" style:font-size-asian="14pt" style:font-weight-asian="bold" style:font-size-complex="14pt" style:font-weight-complex="bold"/>
    </style:style>
    <style:style style:name="P10" style:family="paragraph" style:parent-style-name="Preformatted_20_Text" style:list-style-name="L1">
      <style:text-properties style:font-name="Times New Roman" fo:font-size="14pt" style:text-underline-style="solid" style:text-underline-width="auto" style:text-underline-color="font-color" fo:font-weight="normal" officeooo:rsid="00554307" officeooo:paragraph-rsid="00554307" style:font-size-asian="14pt" style:font-weight-asian="normal" style:font-size-complex="14pt" style:font-weight-complex="normal"/>
    </style:style>
    <style:style style:name="P11" style:family="paragraph" style:parent-style-name="Preformatted_20_Text" style:list-style-name="L2">
      <style:text-properties style:font-name="Times New Roman" fo:font-size="14pt" officeooo:rsid="001dfea6" officeooo:paragraph-rsid="001dfea6" style:font-size-asian="14pt" style:font-size-complex="14pt"/>
    </style:style>
    <style:style style:name="P12" style:family="paragraph" style:parent-style-name="Preformatted_20_Text" style:list-style-name="L2">
      <style:text-properties style:font-name="Times New Roman" fo:font-size="14pt" officeooo:rsid="000a019b" officeooo:paragraph-rsid="000a019b" style:font-size-asian="14pt" style:font-size-complex="14pt"/>
    </style:style>
    <style:style style:name="P13" style:family="paragraph" style:parent-style-name="Preformatted_20_Text" style:list-style-name="L2">
      <style:text-properties style:font-name="Times New Roman" fo:font-size="14pt" officeooo:rsid="000a8c06" officeooo:paragraph-rsid="00173b25" style:font-size-asian="14pt" style:font-size-complex="14pt"/>
    </style:style>
    <style:style style:name="P14" style:family="paragraph" style:parent-style-name="Preformatted_20_Text" style:list-style-name="L1">
      <style:text-properties style:font-name="Times New Roman" fo:font-size="14pt" officeooo:rsid="00554307" officeooo:paragraph-rsid="00554307" style:font-size-asian="14pt" style:font-size-complex="14pt"/>
    </style:style>
    <style:style style:name="P15" style:family="paragraph" style:parent-style-name="Preformatted_20_Text" style:list-style-name="L3">
      <style:text-properties style:font-name="Times New Roman" fo:font-size="14pt" officeooo:rsid="002b1790" officeooo:paragraph-rsid="002b1790" style:font-size-asian="14pt" style:font-size-complex="14pt"/>
    </style:style>
    <style:style style:name="P16" style:family="paragraph" style:parent-style-name="Preformatted_20_Text" style:list-style-name="L3">
      <style:text-properties style:font-name="Times New Roman" fo:font-size="14pt" officeooo:rsid="002b1790" officeooo:paragraph-rsid="00342a41" style:font-size-asian="14pt" style:font-size-complex="14pt"/>
    </style:style>
    <style:style style:name="P17" style:family="paragraph" style:parent-style-name="Preformatted_20_Text" style:list-style-name="L3">
      <style:text-properties style:font-name="Times New Roman" fo:font-size="14pt" officeooo:rsid="0032587d" officeooo:paragraph-rsid="0032587d" style:font-size-asian="14pt" style:font-size-complex="14pt"/>
    </style:style>
    <style:style style:name="P18" style:family="paragraph" style:parent-style-name="Preformatted_20_Text" style:list-style-name="L3">
      <style:text-properties style:font-name="Times New Roman" fo:font-size="14pt" officeooo:rsid="0043bf7e" officeooo:paragraph-rsid="0043bf7e" style:font-size-asian="14pt" style:font-size-complex="14pt"/>
    </style:style>
    <style:style style:name="P19" style:family="paragraph" style:parent-style-name="Preformatted_20_Text" style:list-style-name="L3">
      <style:text-properties style:font-name="Times New Roman" fo:font-size="14pt" officeooo:rsid="002d6ae7" officeooo:paragraph-rsid="002d6ae7" style:font-size-asian="14pt" style:font-size-complex="14pt"/>
    </style:style>
    <style:style style:name="P20" style:family="paragraph" style:parent-style-name="Preformatted_20_Text" style:list-style-name="L2">
      <style:text-properties officeooo:paragraph-rsid="004a7a10"/>
    </style:style>
    <style:style style:name="P21" style:family="paragraph" style:parent-style-name="Preformatted_20_Text" style:list-style-name="L2">
      <style:text-properties officeooo:paragraph-rsid="004b5ba8"/>
    </style:style>
    <style:style style:name="P22" style:family="paragraph" style:parent-style-name="Preformatted_20_Text" style:list-style-name="L2">
      <style:text-properties officeooo:paragraph-rsid="000a019b"/>
    </style:style>
    <style:style style:name="P23" style:family="paragraph" style:parent-style-name="Preformatted_20_Text" style:list-style-name="L2">
      <style:text-properties style:text-underline-style="solid" style:text-underline-width="auto" style:text-underline-color="font-color" officeooo:paragraph-rsid="004a7a10"/>
    </style:style>
    <style:style style:name="P24" style:family="paragraph" style:parent-style-name="Preformatted_20_Text" style:list-style-name="L2">
      <style:text-properties style:text-underline-style="solid" style:text-underline-width="auto" style:text-underline-color="font-color" officeooo:paragraph-rsid="004b5ba8"/>
    </style:style>
    <style:style style:name="P25" style:family="paragraph" style:parent-style-name="Preformatted_20_Text" style:list-style-name="L1">
      <style:text-properties style:text-underline-style="solid" style:text-underline-width="auto" style:text-underline-color="font-color" fo:font-weight="normal" officeooo:rsid="0056ff30" officeooo:paragraph-rsid="0056ff30" style:font-weight-asian="normal" style:font-weight-complex="normal"/>
    </style:style>
    <style:style style:name="P26" style:family="paragraph" style:parent-style-name="Preformatted_20_Text" style:list-style-name="L2">
      <style:text-properties officeooo:rsid="001dfea6" officeooo:paragraph-rsid="001dfea6"/>
    </style:style>
    <style:style style:name="P27" style:family="paragraph" style:parent-style-name="Preformatted_20_Text" style:list-style-name="L2">
      <style:text-properties officeooo:rsid="000a019b" officeooo:paragraph-rsid="0053c87e"/>
    </style:style>
    <style:style style:name="P28" style:family="paragraph" style:parent-style-name="Preformatted_20_Text" style:list-style-name="L2">
      <style:text-properties officeooo:rsid="000a019b" officeooo:paragraph-rsid="0062bd7c"/>
    </style:style>
    <style:style style:name="P29" style:family="paragraph" style:parent-style-name="Preformatted_20_Text" style:list-style-name="L1">
      <style:text-properties fo:font-weight="bold" officeooo:paragraph-rsid="00173b25" style:font-weight-asian="bold" style:font-weight-complex="bold"/>
    </style:style>
    <style:style style:name="P30" style:family="paragraph" style:parent-style-name="Preformatted_20_Text" style:list-style-name="L1">
      <style:text-properties officeooo:rsid="00580900" officeooo:paragraph-rsid="00580900"/>
    </style:style>
    <style:style style:name="T1" style:family="text">
      <style:text-properties officeooo:rsid="000a019b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officeooo:rsid="000908c5" style:font-size-asian="14pt" style:font-size-complex="14pt"/>
    </style:style>
    <style:style style:name="T4" style:family="text">
      <style:text-properties style:font-name="Times New Roman" fo:font-size="14pt" officeooo:rsid="000a019b" style:font-size-asian="14pt" style:font-size-complex="14pt"/>
    </style:style>
    <style:style style:name="T5" style:family="text">
      <style:text-properties style:font-name="Times New Roman" fo:font-size="14pt" officeooo:rsid="00107dfa" style:font-size-asian="14pt" style:font-size-complex="14pt"/>
    </style:style>
    <style:style style:name="T6" style:family="text">
      <style:text-properties style:font-name="Times New Roman" fo:font-size="14pt" officeooo:rsid="001240e0" style:font-size-asian="14pt" style:font-size-complex="14pt"/>
    </style:style>
    <style:style style:name="T7" style:family="text">
      <style:text-properties style:font-name="Times New Roman" fo:font-size="14pt" officeooo:rsid="000af528" style:font-size-asian="14pt" style:font-size-complex="14pt"/>
    </style:style>
    <style:style style:name="T8" style:family="text">
      <style:text-properties style:font-name="Times New Roman" fo:font-size="14pt" officeooo:rsid="001e093f" style:font-size-asian="14pt" style:font-size-complex="14pt"/>
    </style:style>
    <style:style style:name="T9" style:family="text">
      <style:text-properties style:font-name="Times New Roman" fo:font-size="14pt" officeooo:rsid="00278f6d" style:font-size-asian="14pt" style:font-size-complex="14pt"/>
    </style:style>
    <style:style style:name="T10" style:family="text">
      <style:text-properties style:font-name="Times New Roman" fo:font-size="14pt" officeooo:rsid="004a7a10" style:font-size-asian="14pt" style:font-size-complex="14pt"/>
    </style:style>
    <style:style style:name="T11" style:family="text">
      <style:text-properties style:font-name="Times New Roman" fo:font-size="14pt" officeooo:rsid="004ad0d8" style:font-size-asian="14pt" style:font-size-complex="14pt"/>
    </style:style>
    <style:style style:name="T12" style:family="text">
      <style:text-properties style:font-name="Times New Roman" fo:font-size="14pt" officeooo:rsid="004b5ba8" style:font-size-asian="14pt" style:font-size-complex="14pt"/>
    </style:style>
    <style:style style:name="T13" style:family="text">
      <style:text-properties style:font-name="Times New Roman" fo:font-size="14pt" officeooo:rsid="004cc6a9" style:font-size-asian="14pt" style:font-size-complex="14pt"/>
    </style:style>
    <style:style style:name="T14" style:family="text">
      <style:text-properties style:font-name="Times New Roman" fo:font-size="14pt" officeooo:rsid="004f387c" style:font-size-asian="14pt" style:font-size-complex="14pt"/>
    </style:style>
    <style:style style:name="T15" style:family="text">
      <style:text-properties style:font-name="Times New Roman" fo:font-size="14pt" officeooo:rsid="005005a5" style:font-size-asian="14pt" style:font-size-complex="14pt"/>
    </style:style>
    <style:style style:name="T16" style:family="text">
      <style:text-properties style:font-name="Times New Roman" fo:font-size="14pt" officeooo:rsid="000a8c06" style:font-size-asian="14pt" style:font-size-complex="14pt"/>
    </style:style>
    <style:style style:name="T17" style:family="text">
      <style:text-properties style:font-name="Times New Roman" fo:font-size="14pt" officeooo:rsid="0023f9b5" style:font-size-asian="14pt" style:font-size-complex="14pt"/>
    </style:style>
    <style:style style:name="T18" style:family="text">
      <style:text-properties style:font-name="Times New Roman" fo:font-size="14pt" officeooo:rsid="00554307" style:font-size-asian="14pt" style:font-size-complex="14pt"/>
    </style:style>
    <style:style style:name="T19" style:family="text">
      <style:text-properties style:font-name="Times New Roman" fo:font-size="14pt" officeooo:rsid="005b0dc3" style:font-size-asian="14pt" style:font-size-complex="14pt"/>
    </style:style>
    <style:style style:name="T20" style:family="text">
      <style:text-properties style:font-name="Times New Roman" fo:font-size="14pt" officeooo:rsid="005cd95c" style:font-size-asian="14pt" style:font-size-complex="14pt"/>
    </style:style>
    <style:style style:name="T21" style:family="text">
      <style:text-properties style:font-name="Times New Roman" fo:font-size="14pt" officeooo:rsid="005fcfc0" style:font-size-asian="14pt" style:font-size-complex="14pt"/>
    </style:style>
    <style:style style:name="T22" style:family="text">
      <style:text-properties style:font-name="Times New Roman" fo:font-size="14pt" officeooo:rsid="00295eb1" style:font-size-asian="14pt" style:font-size-complex="14pt"/>
    </style:style>
    <style:style style:name="T23" style:family="text">
      <style:text-properties style:font-name="Times New Roman" fo:font-size="14pt" officeooo:rsid="006fb55d" style:font-size-asian="14pt" style:font-size-complex="14pt"/>
    </style:style>
    <style:style style:name="T24" style:family="text">
      <style:text-properties style:font-name="Times New Roman" fo:font-size="14pt" officeooo:rsid="0071b7b6" style:font-size-asian="14pt" style:font-size-complex="14pt"/>
    </style:style>
    <style:style style:name="T25" style:family="text">
      <style:text-properties style:font-name="Times New Roman" fo:font-size="14pt" officeooo:rsid="007350df" style:font-size-asian="14pt" style:font-size-complex="14pt"/>
    </style:style>
    <style:style style:name="T26" style:family="text">
      <style:text-properties style:font-name="Times New Roman" fo:font-size="14pt" style:text-underline-style="solid" style:text-underline-width="auto" style:text-underline-color="font-color" officeooo:rsid="000a8c06" style:font-size-asian="14pt" style:font-size-complex="14pt"/>
    </style:style>
    <style:style style:name="T27" style:family="text">
      <style:text-properties style:font-name="Times New Roman" fo:font-size="14pt" style:text-underline-style="solid" style:text-underline-width="auto" style:text-underline-color="font-color" officeooo:rsid="00173b25" style:font-size-asian="14pt" style:font-size-complex="14pt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107dfa" style:font-weight-asian="bold" style:font-weight-complex="bold"/>
    </style:style>
    <style:style style:name="T30" style:family="text">
      <style:text-properties officeooo:rsid="000f22c2"/>
    </style:style>
    <style:style style:name="T31" style:family="text">
      <style:text-properties officeooo:rsid="000fb356"/>
    </style:style>
    <style:style style:name="T32" style:family="text">
      <style:text-properties officeooo:rsid="00185218"/>
    </style:style>
    <style:style style:name="T33" style:family="text">
      <style:text-properties officeooo:rsid="0019c123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554307" style:font-weight-asian="bold" style:font-weight-complex="bold"/>
    </style:style>
    <style:style style:name="T36" style:family="text">
      <style:text-properties fo:font-weight="bold" officeooo:rsid="00342a41" style:font-weight-asian="bold" style:font-weight-complex="bold"/>
    </style:style>
    <style:style style:name="T37" style:family="text">
      <style:text-properties officeooo:rsid="00295eb1"/>
    </style:style>
    <style:style style:name="T38" style:family="text">
      <style:text-properties officeooo:rsid="002b468a"/>
    </style:style>
    <style:style style:name="T39" style:family="text">
      <style:text-properties officeooo:rsid="002f0448"/>
    </style:style>
    <style:style style:name="T40" style:family="text">
      <style:text-properties officeooo:rsid="00307aea"/>
    </style:style>
    <style:style style:name="T41" style:family="text">
      <style:text-properties officeooo:rsid="0032587d"/>
    </style:style>
    <style:style style:name="T42" style:family="text">
      <style:text-properties officeooo:rsid="00342a41"/>
    </style:style>
    <style:style style:name="T43" style:family="text">
      <style:text-properties officeooo:rsid="00359922"/>
    </style:style>
    <style:style style:name="T44" style:family="text">
      <style:text-properties officeooo:rsid="00384c52"/>
    </style:style>
    <style:style style:name="T45" style:family="text">
      <style:text-properties officeooo:rsid="00423369"/>
    </style:style>
    <style:style style:name="T46" style:family="text">
      <style:text-properties officeooo:rsid="0051e0c6"/>
    </style:style>
    <style:style style:name="T47" style:family="text">
      <style:text-properties officeooo:rsid="00554307"/>
    </style:style>
    <style:style style:name="T48" style:family="text">
      <style:text-properties officeooo:rsid="005b0281"/>
    </style:style>
    <style:style style:name="T49" style:family="text">
      <style:text-properties officeooo:rsid="006fb55d"/>
    </style:style>
    <style:style style:name="T50" style:family="text">
      <style:text-properties officeooo:rsid="00743ea2"/>
    </style:style>
    <style:style style:name="T51" style:family="text">
      <style:text-properties officeooo:rsid="0077a4c4"/>
    </style:style>
    <style:style style:name="T52" style:family="text">
      <style:text-properties officeooo:rsid="007b5ca3"/>
    </style:style>
    <style:style style:name="T53" style:family="text">
      <style:text-properties officeooo:rsid="007e6b3e"/>
    </style:style>
    <style:style style:name="T54" style:family="text">
      <style:text-properties officeooo:rsid="007e7930"/>
    </style:style>
    <style:style style:name="T55" style:family="text">
      <style:text-properties officeooo:rsid="007f65e2"/>
    </style:style>
    <style:style style:name="T56" style:family="text">
      <style:text-properties officeooo:rsid="0080d2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8">Goal:</text:span><text:tab/></text:p>
      <text:p text:style-name="P3">The computer learn<text:span text:style-name="T54">s</text:span> to play the game of Hanabi.</text:p>
      <text:p text:style-name="P1"/>
      <text:p text:style-name="P6">Method:</text:p>
      <text:p text:style-name="P4">A neural network will be <text:span text:style-name="T32">created and </text:span>trained. A large number of games will be played by the computer (<text:span text:style-name="T30">alone</text:span>). <text:span text:style-name="T31">In the first games, the computer will be choosing its moves almost “randomly”. Progressively its </text:span>abilit<text:span text:style-name="T1">y</text:span> to play the game <text:span text:style-name="T33">will </text:span>improve.</text:p>
      <text:p text:style-name="P1"/>
      <text:p text:style-name="P2"><text:span text:style-name="T29">NN i</text:span><text:span text:style-name="T28">nput:</text:span></text:p>
      <text:p text:style-name="P5">A snapshot of <text:span text:style-name="T49">a</text:span> game of Hanabi <text:span text:style-name="T48">is </text:span>a pair &lt;situation, move&gt;.</text:p>
      <text:list xml:id="list8807096454553915353" text:style-name="L1">
        <text:list-item>
          <text:p text:style-name="P9">Situation:</text:p>
        </text:list-item>
      </text:list>
      <text:list xml:id="list2641868453490124127" text:style-name="L2">
        <text:list-item>
          <text:p text:style-name="P23"><text:span text:style-name="T14">Current p</text:span><text:span text:style-name="T3">layer’</text:span><text:span text:style-name="T10">s </text:span><text:span text:style-name="T14">c</text:span><text:span text:style-name="T3">olors </text:span><text:span text:style-name="T24">(for each card in hand)</text:span><text:span text:style-name="T3">:</text:span></text:p>
          <text:list>
            <text:list-item>
              <text:p text:style-name="P20"><text:span text:style-name="T10">Choice A) </text:span><text:span text:style-name="T3">3 bits / color </text:span><text:span text:style-name="T12">(triplet 000: unknown color, triplet 001: W,...)</text:span></text:p>
            </text:list-item>
            <text:list-item>
              <text:p text:style-name="P20"><text:span text:style-name="T3">C</text:span><text:span text:style-name="T10">hoice B) 6 bits / color </text:span><text:span text:style-name="T11">(bit 0: unknown </text:span><text:span text:style-name="T13">color</text:span><text:span text:style-name="T11">, bit 1: W, bit 2: Y,...)</text:span></text:p>
            </text:list-item>
          </text:list>
        </text:list-item>
        <text:list-item>
          <text:p text:style-name="P24"><text:span text:style-name="T14">Current p</text:span><text:span text:style-name="T3">layer’</text:span><text:span text:style-name="T5">s</text:span><text:span text:style-name="T3"> </text:span><text:span text:style-name="T14">n</text:span><text:span text:style-name="T3">umbers </text:span><text:span text:style-name="T24">(for each card in hand)</text:span><text:span text:style-name="T3">:</text:span></text:p>
          <text:list>
            <text:list-item>
              <text:p text:style-name="P21"><text:span text:style-name="T12">Choice A) </text:span><text:span text:style-name="T3">3 bits / number </text:span><text:span text:style-name="T12">(triplet 000: unknown number, triplet 001: 1,...)</text:span></text:p>
            </text:list-item>
            <text:list-item>
              <text:p text:style-name="P21"><text:span text:style-name="T3">C</text:span><text:span text:style-name="T12">hoice B) 6 bits / number </text:span><text:span text:style-name="T11">(bit 0: unknown </text:span><text:span text:style-name="T13">number</text:span><text:span text:style-name="T11">, bit 1: </text:span><text:span text:style-name="T12">1</text:span><text:span text:style-name="T11">, bit 2: </text:span><text:span text:style-name="T12">2</text:span><text:span text:style-name="T11">,...)</text:span></text:p>
            </text:list-item>
          </text:list>
        </text:list-item>
        <text:list-item>
          <text:p text:style-name="P22"><text:span text:style-name="T4">Similarly for all </text:span><text:span text:style-name="T20">the </text:span><text:span text:style-name="T4">other players’ colors </text:span><text:span text:style-name="T15">&amp; numbers </text:span><text:span text:style-name="T25">of cards </text:span><text:span text:style-name="T23">(all these are </text:span><text:span text:style-name="T25">visible - </text:span><text:span text:style-name="T19">known </text:span><text:span text:style-name="T23">to the current player</text:span><text:span text:style-name="T19">)</text:span><text:span text:style-name="T4">.</text:span></text:p>
        </text:list-item>
        <text:list-item>
          <text:p text:style-name="P26"><text:span text:style-name="T4">S</text:span><text:span text:style-name="T2">eries of fireworks (5 </text:span><text:span text:style-name="T18">series on the table, at every time</text:span><text:span text:style-name="T2">, </text:span><text:span text:style-name="T18">one</text:span><text:span text:style-name="T8"> for e</text:span><text:span text:style-name="T18">ach</text:span><text:span text:style-name="T8"> color</text:span><text:span text:style-name="T2">):</text:span></text:p>
          <text:list>
            <text:list-item>
              <text:p text:style-name="P11"><text:span text:style-name="T47">For</text:span> <text:span text:style-name="T47">each </text:span>series: <text:span text:style-name="T47">Input representing </text:span><text:span text:style-name="T35">the highest card played </text:span><text:span text:style-name="T47">for that series.</text:span></text:p>
            </text:list-item>
          </text:list>
        </text:list-item>
        <text:list-item>
          <text:p text:style-name="P12">Life tokens: <text:span text:style-name="T46">1 input (integer ranging from 0 to 3)</text:span></text:p>
        </text:list-item>
        <text:list-item>
          <text:p text:style-name="P27"><text:span text:style-name="T2">Info tokens: </text:span><text:span text:style-name="T17">1 input (integer ranging from 0 to 6)</text:span></text:p>
        </text:list-item>
        <text:list-item>
          <text:p text:style-name="P28"><text:span text:style-name="T16">Number of cards </text:span><text:span text:style-name="T6">on</text:span><text:span text:style-name="T16"> the stack: </text:span><text:span text:style-name="T9">1 in</text:span><text:span text:style-name="T20">put </text:span><text:span text:style-name="T22">(perhaps, initially, we could skip this)</text:span></text:p>
        </text:list-item>
        <text:list-item>
          <text:p text:style-name="P13">Cards in the discard pile: … <text:span text:style-name="T37">(perhaps, initially, we could skip this)</text:span></text:p>
        </text:list-item>
      </text:list>
      <text:list xml:id="list4536146995641" text:continue-list="list8807096454553915353" text:style-name="L1">
        <text:list-item>
          <text:p text:style-name="P29"><text:span text:style-name="T27">Move</text:span><text:span text:style-name="T26">:</text:span></text:p>
          <text:list>
            <text:list-item>
              <text:p text:style-name="P10">Play:</text:p>
              <text:list>
                <text:list-item>
                  <text:p text:style-name="P14">Player ID (always designates the current player)</text:p>
                </text:list-item>
                <text:list-item>
                  <text:p text:style-name="P14">Card info</text:p>
                </text:list-item>
              </text:list>
            </text:list-item>
            <text:list-item>
              <text:p text:style-name="P10">Discard:</text:p>
              <text:list>
                <text:list-item>
                  <text:p text:style-name="P14">Player ID (always designates the current player)</text:p>
                </text:list-item>
                <text:list-item>
                  <text:p text:style-name="P14">Card info</text:p>
                </text:list-item>
              </text:list>
            </text:list-item>
            <text:list-item>
              <text:p text:style-name="P25"><text:span text:style-name="T18">G</text:span><text:span text:style-name="T2">ive Info:</text:span></text:p>
              <text:list>
                <text:list-item>
                  <text:p text:style-name="P8"><text:span text:style-name="T18">Player ID </text:span><text:span text:style-name="T21">(always designates another player)</text:span></text:p>
                </text:list-item>
                <text:list-item>
                  <text:p text:style-name="P30"><text:span text:style-name="T7">C</text:span><text:span text:style-name="T2">ard Info (notice that we can use the bits encod</text:span><text:span text:style-name="T21">ing</text:span><text:span text:style-name="T2"> the “unknown color” and the “unknown number” in order to give info</text:span><text:span text:style-name="T21">rmation</text:span><text:span text:style-name="T2"> only on </text:span><text:span text:style-name="T21">some</text:span><text:span text:style-name="T2"> color, or only on </text:span><text:span text:style-name="T21">some</text:span><text:span text:style-name="T2"> number).</text:span><text:span text:style-name="T3"><text:tab/><text:tab/><text:tab/></text:span>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7"><text:soft-page-break/>Learning procedure:</text:p>
      <text:list xml:id="list7567027879351713685" text:style-name="L3">
        <text:list-item>
          <text:p text:style-name="P15">Define a NN with some random initial weights.</text:p>
        </text:list-item>
        <text:list-item>
          <text:p text:style-name="P17">Repeat K times (play L games &amp; then update the NN’s weights):</text:p>
          <text:list>
            <text:list-item>
              <text:p text:style-name="P15">Repeat <text:span text:style-name="T41">L</text:span> times <text:span text:style-name="T43">(play 1 game)</text:span>:</text:p>
              <text:list>
                <text:list-item>
                  <text:p text:style-name="P15">Launch a new Hanabi game <text:span text:style-name="T44">(game_i)</text:span>.</text:p>
                </text:list-item>
                <text:list-item>
                  <text:p text:style-name="P15">Create a matrix <text:span text:style-name="T44">G_i </text:span>where all the info regarding game_<text:span text:style-name="T44">i </text:span>will be stored.</text:p>
                  <text:p text:style-name="P15">Each row will be a triplet &lt;situation, move, final_score&gt;.</text:p>
                </text:list-item>
                <text:list-item>
                  <text:p text:style-name="P18">Until game_<text:span text:style-name="T52">i</text:span> has not finished:</text:p>
                  <text:list>
                    <text:list-item>
                      <text:p text:style-name="P16">The current player considers all his possible moves.</text:p>
                      <text:list>
                        <text:list-item>
                          <text:p text:style-name="P16">For each <text:span text:style-name="T42">move: </text:span><text:span text:style-name="T36">that</text:span><text:span text:style-name="T34"> move is evaluated w.r.t. the current NN</text:span>.</text:p>
                        </text:list-item>
                      </text:list>
                    </text:list-item>
                    <text:list-item>
                      <text:p text:style-name="P15">The best move w.r.t. the <text:span text:style-name="T45">current </text:span>NN is chosen by the player, it is played, and <text:span text:style-name="T42">it is </text:span>saved in a <text:span text:style-name="T38">new row of the matrix G_i</text:span>.</text:p>
                    </text:list-item>
                  </text:list>
                </text:list-item>
                <text:list-item>
                  <text:p text:style-name="P18"><text:span text:style-name="T50">Once game_i finishes, c</text:span>ompute <text:span text:style-name="T50">its</text:span> final_score, and update the matrix G_i.</text:p>
                </text:list-item>
              </text:list>
            </text:list-item>
            <text:list-item>
              <text:p text:style-name="P19">Once all <text:span text:style-name="T42">L </text:span>games have ended (and <text:span text:style-name="T51">they are </text:span>stored in matrices G_1,…, G_<text:span text:style-name="T53">L):</text:span></text:p>
              <text:p text:style-name="P19"><text:span text:style-name="T39">C</text:span>ompute the average score of the<text:span text:style-name="T42">se games</text:span>.</text:p>
            </text:list-item>
            <text:list-item>
              <text:p text:style-name="P19">For e<text:span text:style-name="T52">ach</text:span> <text:span text:style-name="T53">of the L games (stored in matrices G_1,…, G_L)</text:span>:</text:p>
              <text:list>
                <text:list-item>
                  <text:p text:style-name="P19">If its score was below average, then back-prop with its input data <text:span text:style-name="T40">(back-prop for each row) </text:span>and consider the correct output to be ‘0’.</text:p>
                </text:list-item>
                <text:list-item>
                  <text:p text:style-name="P19">If its score was above average, then back-prop with its input data <text:span text:style-name="T40">(back-prop for each row) </text:span>and consider the correct output to be ‘1’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1T00:45:35.572000000</dc:date>
    <meta:editing-duration>PT10H27M35S</meta:editing-duration>
    <meta:editing-cycles>84</meta:editing-cycles>
    <meta:generator>LibreOffice/5.2.5.1$Windows_X86_64 LibreOffice_project/0312e1a284a7d50ca85a365c316c7abbf20a4d22</meta:generator>
    <meta:document-statistic meta:table-count="0" meta:image-count="0" meta:object-count="0" meta:page-count="2" meta:paragraph-count="47" meta:word-count="534" meta:character-count="2782" meta:non-whitespace-character-count="2331"/>
  </office:meta>
</office:document-meta>
</file>